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35cm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2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3" style:family="graphic" style:parent-style-name="standard">
      <style:graphic-properties draw:fill-color="#c2e0ae" draw:textarea-horizontal-align="justify" draw:textarea-vertical-align="middle" draw:auto-grow-height="false" fo:min-height="0.828cm" fo:min-width="1.387cm"/>
    </style:style>
    <style:style style:name="gr4" style:family="graphic" style:parent-style-name="standard">
      <style:graphic-properties draw:textarea-horizontal-align="justify" draw:textarea-vertical-align="middle" draw:auto-grow-height="false" fo:min-height="0.919cm" fo:min-width="1.207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497cm"/>
    </style:style>
    <style:style style:name="gr6" style:family="graphic" style:parent-style-name="standard">
      <style:graphic-properties draw:textarea-horizontal-align="justify" draw:textarea-vertical-align="middle" draw:auto-grow-height="false" fo:min-height="0.919cm" fo:min-width="1.567cm"/>
    </style:style>
    <style:style style:name="gr7" style:family="graphic" style:parent-style-name="standard">
      <style:graphic-properties draw:textarea-horizontal-align="justify" draw:textarea-vertical-align="middle" draw:auto-grow-height="false" fo:min-height="1.401cm" fo:min-width="1.913cm"/>
    </style:style>
    <style:style style:name="gr8" style:family="graphic" style:parent-style-name="standard">
      <style:graphic-properties draw:fill-color="#eeeeee" draw:opacity="85%" draw:textarea-horizontal-align="justify" draw:textarea-vertical-align="middle" draw:auto-grow-height="false" fo:min-height="1.19cm" fo:min-width="2.619cm"/>
    </style:style>
    <style:style style:name="gr9" style:family="graphic" style:parent-style-name="standard">
      <style:graphic-properties draw:fill-color="#e0efd4" draw:opacity="85%" draw:textarea-horizontal-align="justify" draw:textarea-vertical-align="middle" draw:auto-grow-height="false" fo:min-height="1.19cm" fo:min-width="2.619cm"/>
    </style:style>
    <style:style style:name="gr10" style:family="graphic" style:parent-style-name="standard">
      <style:graphic-properties draw:fill-color="#e0efd4" draw:textarea-horizontal-align="justify" draw:textarea-vertical-align="middle" draw:auto-grow-height="false" fo:min-height="0.199cm" fo:min-width="0cm"/>
    </style:style>
    <style:style style:name="gr11" style:family="graphic" style:parent-style-name="standard">
      <style:graphic-properties draw:fill-color="#eeeeee" draw:textarea-horizontal-align="justify" draw:textarea-vertical-align="middle" draw:auto-grow-height="false" fo:min-height="0.199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05cm" fo:min-width="0cm"/>
    </style:style>
    <style:style style:name="gr13" style:family="graphic" style:parent-style-name="objectwithoutfill">
      <style:graphic-properties draw:marker-end="Arrow" draw:marker-end-width="0.3cm" draw:fill="none" draw:textarea-vertical-align="middle"/>
    </style:style>
    <style:style style:name="gr14" style:family="graphic" style:parent-style-name="Default_5f_1">
      <style:graphic-properties draw:fill-color="#c2e0ae" draw:textarea-horizontal-align="justify" draw:textarea-vertical-align="middle" draw:auto-grow-height="false" fo:min-height="0.828cm" fo:min-width="1.387cm"/>
    </style:style>
    <style:style style:name="gr15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712cm" fo:min-width="8.392cm"/>
    </style:style>
    <style:style style:name="gr16" style:family="graphic" style:parent-style-name="Default_5f_1">
      <style:graphic-properties draw:textarea-horizontal-align="justify" draw:textarea-vertical-align="middle" draw:auto-grow-height="false" fo:min-height="0.919cm" fo:min-width="1.207cm"/>
    </style:style>
    <style:style style:name="gr17" style:family="graphic" style:parent-style-name="Default_5f_1">
      <style:graphic-properties draw:fill-color="#e0efd4" draw:textarea-horizontal-align="justify" draw:textarea-vertical-align="middle" draw:auto-grow-height="false" fo:min-height="0.199cm" fo:min-width="0cm"/>
    </style:style>
    <style:style style:name="gr18" style:family="graphic" style:parent-style-name="Default_5f_1">
      <style:graphic-properties draw:fill-color="#eeeeee" draw:textarea-horizontal-align="justify" draw:textarea-vertical-align="middle" draw:auto-grow-height="false" fo:min-height="0.199cm" fo:min-width="0cm"/>
    </style:style>
    <style:style style:name="gr19" style:family="graphic" style:parent-style-name="Default_5f_1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20" style:family="graphic" style:parent-style-name="Default_5f_1">
      <style:graphic-properties draw:fill-color="#e0efd4" draw:opacity="80%" draw:textarea-horizontal-align="justify" draw:textarea-vertical-align="middle" draw:auto-grow-height="false" fo:min-height="1.584cm" fo:min-width="3.366cm"/>
    </style:style>
    <style:style style:name="gr21" style:family="graphic" style:parent-style-name="Default_5f_1">
      <style:graphic-properties draw:fill-color="#eeeeee" draw:opacity="80%" draw:textarea-horizontal-align="justify" draw:textarea-vertical-align="middle" draw:auto-grow-height="false" fo:min-height="1.814cm" fo:min-width="3.342cm"/>
    </style:style>
    <style:style style:name="gr22" style:family="graphic" style:parent-style-name="Default_5f_1">
      <style:graphic-properties draw:fill-color="#e0efd4" draw:opacity="80%" draw:textarea-horizontal-align="justify" draw:textarea-vertical-align="middle" draw:auto-grow-height="false" fo:min-height="1.241cm" fo:min-width="3.277cm"/>
    </style:style>
    <style:style style:name="gr23" style:family="graphic" style:parent-style-name="Default_5f_1">
      <style:graphic-properties draw:fill-color="#eeeeee" draw:opacity="80%" draw:textarea-horizontal-align="justify" draw:textarea-vertical-align="middle" draw:auto-grow-height="false" fo:min-height="1.584cm" fo:min-width="3.366cm"/>
    </style:style>
    <style:style style:name="gr24" style:family="graphic" style:parent-style-name="Default_5f_1">
      <style:graphic-properties draw:fill-color="#e0efd4" draw:opacity="80%" draw:textarea-horizontal-align="justify" draw:textarea-vertical-align="middle" draw:auto-grow-height="false" fo:min-height="1.469cm" fo:min-width="3.082cm"/>
    </style:style>
    <style:style style:name="gr25" style:family="graphic" style:parent-style-name="Default_5f_1">
      <style:graphic-properties draw:fill-color="#eeeeee" draw:opacity="80%" draw:textarea-horizontal-align="justify" draw:textarea-vertical-align="middle" draw:auto-grow-height="false" fo:min-height="1.469cm" fo:min-width="3.378cm"/>
    </style:style>
    <style:style style:name="gr26" style:family="graphic" style:parent-style-name="Default_5f_1">
      <style:graphic-properties draw:textarea-horizontal-align="justify" draw:textarea-vertical-align="middle" draw:auto-grow-height="false" fo:min-height="1.097cm" fo:min-width="1.207cm"/>
    </style:style>
    <style:style style:name="gr27" style:family="graphic" style:parent-style-name="Default_5f_1">
      <style:graphic-properties draw:fill-color="#eeeeee" draw:opacity="80%" draw:textarea-horizontal-align="justify" draw:textarea-vertical-align="middle" draw:auto-grow-height="false" fo:min-height="1.814cm" fo:min-width="3.85cm"/>
    </style:style>
    <style:style style:name="gr28" style:family="graphic" style:parent-style-name="Default_5f_1">
      <style:graphic-properties draw:fill-color="#eeeeee" draw:opacity="80%" draw:textarea-horizontal-align="justify" draw:textarea-vertical-align="middle" draw:auto-grow-height="false" fo:min-height="2.036cm" fo:min-width="3.5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c2e0ae"/>
      <style:paragraph-properties fo:text-align="center"/>
    </style:style>
    <style:style style:name="P4" style:family="paragraph">
      <style:paragraph-properties fo:text-align="center"/>
      <style:text-properties fo:font-size="10pt"/>
    </style:style>
    <style:style style:name="P5" style:family="paragraph">
      <loext:graphic-properties draw:fill="none" draw:fill-color="#ffffff"/>
    </style:style>
    <style:style style:name="P6" style:family="paragraph">
      <loext:graphic-properties draw:fill-color="#eeeeee" draw:opacity="85%"/>
      <style:paragraph-properties fo:text-align="center"/>
      <style:text-properties fo:font-size="10pt"/>
    </style:style>
    <style:style style:name="P7" style:family="paragraph">
      <loext:graphic-properties draw:fill-color="#e0efd4" draw:opacity="85%"/>
      <style:paragraph-properties fo:text-align="center"/>
      <style:text-properties fo:font-size="10pt"/>
    </style:style>
    <style:style style:name="P8" style:family="paragraph">
      <style:paragraph-properties fo:text-align="center"/>
      <style:text-properties fo:font-size="12pt"/>
    </style:style>
    <style:style style:name="P9" style:family="paragraph">
      <loext:graphic-properties draw:fill-color="#e0efd4"/>
      <style:paragraph-properties fo:text-align="center"/>
    </style:style>
    <style:style style:name="P10" style:family="paragraph">
      <loext:graphic-properties draw:fill-color="#eeeeee"/>
      <style:paragraph-properties fo:text-align="center"/>
    </style:style>
    <style:style style:name="P11" style:family="paragraph">
      <loext:graphic-properties draw:fill-color="#c2e0ae"/>
      <style:paragraph-properties fo:text-align="center"/>
      <style:text-properties fo:font-size="10pt" style:font-size-asian="10pt" style:font-size-complex="10pt"/>
    </style:style>
    <style:style style:name="P12" style:family="paragraph">
      <style:paragraph-properties fo:text-align="center"/>
      <style:text-properties fo:font-size="10pt" style:font-size-asian="10pt" style:font-size-complex="10pt"/>
    </style:style>
    <style:style style:name="P13" style:family="paragraph">
      <loext:graphic-properties draw:fill-color="#e0efd4" draw:opacity="80%"/>
      <style:paragraph-properties fo:text-align="center"/>
    </style:style>
    <style:style style:name="P14" style:family="paragraph">
      <loext:graphic-properties draw:fill-color="#eeeeee" draw:opacity="80%"/>
      <style:paragraph-properties fo:text-align="center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1" draw:layer="layout" draw:type="curve" svg:x1="17.429cm" svg:y1="12.316cm" svg:x2="3.568cm" svg:y2="13.078cm" draw:start-shape="id1" draw:start-glue-point="7" draw:end-shape="id2" draw:end-glue-point="9" svg:d="M17429 12316c0 2254-13861 1873-13861 762" svg:viewBox="0 0 13862 1648">
          <text:p/>
        </draw:connector>
        <draw:connector draw:style-name="gr1" draw:text-style-name="P1" draw:layer="layout" draw:type="curve" svg:x1="18.082cm" svg:y1="22.844cm" svg:x2="14.617cm" svg:y2="22.603cm" draw:start-shape="id3" draw:start-glue-point="8" draw:end-shape="id4" draw:end-glue-point="9" svg:d="M18082 22844c0 750-3465 870-3465-241" svg:viewBox="0 0 3466 820">
          <text:p/>
        </draw:connector>
        <draw:connector draw:style-name="gr2" draw:text-style-name="P1" draw:layer="layout" draw:type="curve" draw:line-skew="-3.279cm" svg:x1="4.683cm" svg:y1="23.289cm" svg:x2="10.017cm" svg:y2="2.143cm" draw:start-shape="id5" draw:start-glue-point="6" draw:end-shape="id6" draw:end-glue-point="6" svg:d="M4683 23289c-5673 0-8340-21146 5334-21146" svg:viewBox="0 0 9958 21147">
          <text:p/>
        </draw:connector>
        <draw:connector draw:style-name="gr1" draw:text-style-name="P1" draw:layer="layout" draw:type="curve" svg:x1="3.604cm" svg:y1="19.415cm" svg:x2="11.16cm" svg:y2="17.32cm" draw:start-shape="id7" draw:start-glue-point="8" draw:end-shape="id8" draw:end-glue-point="6" svg:d="M3604 19415c0 750 2254 625 3000-86s-17-2009 4556-2009" svg:viewBox="0 0 7557 2604">
          <text:p/>
        </draw:connector>
        <draw:connector draw:style-name="gr1" draw:text-style-name="P1" draw:layer="layout" draw:type="curve" svg:x1="18.971cm" svg:y1="6.842cm" svg:x2="18.462cm" svg:y2="10.906cm" draw:start-shape="id9" draw:start-glue-point="8" draw:end-shape="id1" svg:d="M18971 6842c0 3046-509 1015-509 4064" svg:viewBox="0 0 510 4065">
          <text:p/>
        </draw:connector>
        <draw:custom-shape draw:style-name="gr3" draw:text-style-name="P3" xml:id="id6" draw:id="id6" draw:layer="layout" svg:width="2.667cm" svg:height="1.524cm" svg:x="10.017cm" svg:y="1.381cm">
          <text:p text:style-name="P2"><text:span text:style-name="T1">No Tally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2" draw:id="id2" draw:layer="layout" svg:width="2.413cm" svg:height="1.651cm" svg:x="1.508cm" svg:y="11.668cm">
          <text:p text:style-name="P2"><text:span text:style-name="T2">peerProff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layout" draw:type="curve" svg:x1="10.017cm" svg:y1="2.143cm" svg:x2="2.715cm" svg:y2="11.668cm" draw:start-shape="id6" draw:start-glue-point="6" draw:end-shape="id2" draw:end-glue-point="4" svg:d="M10017 2143c-4868 0-7302 3175-7302 9525" svg:viewBox="0 0 7303 9526">
          <text:p/>
        </draw:connector>
        <draw:frame draw:style-name="gr5" draw:text-style-name="P5" draw:layer="layout" svg:width="5.997cm" svg:height="0.962cm" svg:x="1.254cm" svg:y="1.381cm">
          <draw:text-box>
            <text:p>Tally State Diagram</text:p>
          </draw:text-box>
        </draw:frame>
        <draw:custom-shape draw:style-name="gr4" draw:text-style-name="P4" xml:id="id8" draw:id="id8" draw:layer="layout" svg:width="2.413cm" svg:height="1.651cm" svg:x="11.16cm" svg:y="16.494cm">
          <text:p text:style-name="P2"><text:span text:style-name="T2">ope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xml:id="id1" draw:id="id1" draw:layer="layout" svg:width="2.921cm" svg:height="1.651cm" svg:x="17.002cm" svg:y="10.906cm">
          <text:p text:style-name="P2"><text:span text:style-name="T2">userProffe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xml:id="id4" draw:id="id4" draw:layer="layout" svg:width="2.413cm" svg:height="1.651cm" svg:x="12.557cm" svg:y="21.193cm">
          <text:p text:style-name="P2"><text:span text:style-name="T2">closing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6" draw:layer="layout" svg:width="4.953cm" svg:height="2.286cm" svg:x="1.381cm" svg:y="6.08cm">
          <text:p text:style-name="P2"><text:span text:style-name="T2">Receive signed,</text:span></text:p>
          <text:p text:style-name="P2"><text:span text:style-name="T2">Proposed tally</text:span></text:p>
          <text:p text:style-name="P2"><text:span text:style-name="T2">---------------------------</text:span></text:p>
          <text:p text:style-name="P2"><text:span text:style-name="T2">Check/store draft,</text:span></text:p>
          <text:p text:style-name="P2"><text:span text:style-name="T2">Notify user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1" draw:text-style-name="P1" draw:layer="layout" draw:type="curve" svg:x1="12.684cm" svg:y1="2.143cm" svg:x2="18.971cm" svg:y2="5.191cm" draw:start-shape="id6" draw:start-glue-point="10" draw:end-shape="id9" draw:end-glue-point="4" svg:d="M12684 2143c4192 0 6287 1016 6287 3048" svg:viewBox="0 0 6288 3049">
          <text:p/>
        </draw:connector>
        <draw:custom-shape draw:style-name="gr9" draw:text-style-name="P7" draw:layer="layout" svg:width="4.953cm" svg:height="2.286cm" svg:x="14.335cm" svg:y="1.889cm">
          <text:p text:style-name="P2"><text:span text:style-name="T2">New user proffer</text:span></text:p>
          <text:p text:style-name="P2"><text:span text:style-name="T2">Created in DB</text:span></text:p>
          <text:p text:style-name="P2"><text:span text:style-name="T2">---------------------------</text:span></text:p>
          <text:p text:style-name="P2"><text:span text:style-name="T2">Has signature</text:span></text:p>
          <text:p text:style-name="P2"><text:span text:style-name="T2">Status = draft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1" draw:text-style-name="P1" draw:layer="layout" draw:type="curve" svg:x1="18.463cm" svg:y1="12.557cm" svg:x2="13.573cm" svg:y2="17.32cm" draw:start-shape="id1" draw:start-glue-point="8" draw:end-shape="id8" draw:end-glue-point="10" svg:d="M18463 12557c0 3176-1630 4763-4890 4763" svg:viewBox="0 0 4891 4764">
          <text:p/>
        </draw:connector>
        <draw:custom-shape draw:style-name="gr8" draw:text-style-name="P6" draw:layer="layout" svg:width="4.953cm" svg:height="2.286cm" svg:x="14.589cm" svg:y="13.954cm">
          <text:p text:style-name="P2"><text:span text:style-name="T2">Receive peer</text:span></text:p>
          <text:p text:style-name="P2"><text:span text:style-name="T2">acceptance</text:span></text:p>
          <text:p text:style-name="P2"><text:span text:style-name="T2">---------------------------</text:span></text:p>
          <text:p text:style-name="P2"><text:span text:style-name="T2">Add peer signature</text:span></text:p>
          <text:p text:style-name="P2"><text:span text:style-name="T2">Status = open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1" draw:text-style-name="P1" draw:layer="layout" draw:type="curve" svg:x1="17.002cm" svg:y1="11.732cm" svg:x2="11.351cm" svg:y2="2.905cm" draw:start-shape="id1" draw:start-glue-point="6" draw:end-shape="id6" draw:end-glue-point="8" svg:d="M17002 11732c-3768 0-5651-2942-5651-8827" svg:viewBox="0 0 5652 8828">
          <text:p/>
        </draw:connector>
        <draw:custom-shape draw:style-name="gr8" draw:text-style-name="P6" draw:layer="layout" svg:width="4.953cm" svg:height="2.286cm" svg:x="11.414cm" svg:y="9.001cm">
          <text:p text:style-name="P2"><text:span text:style-name="T2">Peer refuses or</text:span></text:p>
          <text:p text:style-name="P2"><text:span text:style-name="T2">Times out</text:span></text:p>
          <text:p text:style-name="P2"><text:span text:style-name="T2">---------------------------</text:span></text:p>
          <text:p text:style-name="P2"><text:span text:style-name="T2">Notify user</text:span></text:p>
          <text:p text:style-name="P2"><text:span text:style-name="T2">Status = void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1" draw:text-style-name="P1" draw:layer="layout" draw:type="curve" svg:x1="13.22cm" svg:y1="17.904cm" svg:x2="18.082cm" svg:y2="21.193cm" draw:start-shape="id8" draw:start-glue-point="9" draw:end-shape="id3" draw:end-glue-point="4" svg:d="M13220 17904c0 2646 4862 1002 4862 3289" svg:viewBox="0 0 4863 3290">
          <text:p/>
        </draw:connector>
        <draw:connector draw:style-name="gr1" draw:text-style-name="P1" draw:layer="layout" draw:type="curve" svg:x1="11.513cm" svg:y1="17.904cm" svg:x2="12.557cm" svg:y2="22.019cm" draw:start-shape="id8" draw:start-glue-point="7" draw:end-shape="id4" draw:end-glue-point="6" svg:d="M11513 17904c0 2744 348 4115 1044 4115" svg:viewBox="0 0 1045 4116">
          <text:p/>
        </draw:connector>
        <draw:custom-shape draw:style-name="gr8" draw:text-style-name="P6" draw:layer="layout" svg:width="4.953cm" svg:height="2.286cm" svg:x="7.731cm" svg:y="19.288cm">
          <text:p text:style-name="P2"><text:span text:style-name="T2">Get close request</text:span></text:p>
          <text:p text:style-name="P2"><text:span text:style-name="T2">From peer</text:span></text:p>
          <text:p text:style-name="P2"><text:span text:style-name="T2">---------------------------</text:span></text:p>
          <text:p text:style-name="P2"><text:span text:style-name="T2">Notify user</text:span></text:p>
          <text:p text:style-name="P2"><text:span text:style-name="T2">Status = close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4" draw:text-style-name="P8" xml:id="id9" draw:id="id9" draw:layer="layout" svg:width="2.413cm" svg:height="1.651cm" svg:x="17.764cm" svg:y="5.191cm">
          <text:p text:style-name="P2"><text:span text:style-name="T1">userDraf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6" draw:layer="layout" svg:width="4.953cm" svg:height="2.286cm" svg:x="16.113cm" svg:y="7.477cm">
          <text:p text:style-name="P2"><text:span text:style-name="T2">New user draft</text:span></text:p>
          <text:p text:style-name="P2"><text:span text:style-name="T2">Tally detected</text:span></text:p>
          <text:p text:style-name="P2"><text:span text:style-name="T2">---------------------------</text:span></text:p>
          <text:p text:style-name="P2"><text:span text:style-name="T2">Transmit to peer</text:span></text:p>
          <text:p text:style-name="P2"><text:span text:style-name="T2">Status = offer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1" draw:text-style-name="P1" draw:layer="layout" draw:type="curve" svg:x1="2.715cm" svg:y1="13.319cm" svg:x2="3.604cm" svg:y2="17.764cm" draw:start-shape="id2" draw:start-glue-point="8" draw:end-shape="id7" draw:end-glue-point="4" svg:d="M2715 13319c0 3331 889 1109 889 4445" svg:viewBox="0 0 890 4446">
          <text:p/>
        </draw:connector>
        <draw:custom-shape draw:style-name="gr8" draw:text-style-name="P6" draw:layer="layout" svg:width="4.953cm" svg:height="2.286cm" svg:x="14.97cm" svg:y="23.098cm">
          <text:p text:style-name="P2"><text:span text:style-name="T2">Detect user</text:span></text:p>
          <text:p text:style-name="P2"><text:span text:style-name="T2">close</text:span></text:p>
          <text:p text:style-name="P2"><text:span text:style-name="T2">---------------------------</text:span></text:p>
          <text:p text:style-name="P2"><text:span text:style-name="T2">Notify peer</text:span></text:p>
          <text:p text:style-name="P2"><text:span text:style-name="T2">Status = close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6" draw:text-style-name="P4" xml:id="id7" draw:id="id7" draw:layer="layout" svg:width="2.921cm" svg:height="1.651cm" svg:x="2.143cm" svg:y="17.764cm">
          <text:p text:style-name="P2"><text:span text:style-name="T2">accepte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4.953cm" svg:height="2.286cm" svg:x="1.381cm" svg:y="14.335cm">
          <text:p text:style-name="P2"><text:span text:style-name="T2">User accepts,</text:span></text:p>
          <text:p text:style-name="P2"><text:span text:style-name="T2">signs in DB</text:span></text:p>
          <text:p text:style-name="P2"><text:span text:style-name="T2">---------------------------</text:span></text:p>
          <text:p text:style-name="P2"><text:span text:style-name="T2"/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9" draw:text-style-name="P7" draw:layer="layout" svg:width="4.953cm" svg:height="2.286cm" svg:x="14.462cm" svg:y="18.018cm">
          <text:p text:style-name="P2"><text:span text:style-name="T2">User requests </text:span></text:p>
          <text:p text:style-name="P2"><text:span text:style-name="T2">Close in DB</text:span></text:p>
          <text:p text:style-name="P2"><text:span text:style-name="T2">---------------------------</text:span></text:p>
          <text:p text:style-name="P2"><text:span text:style-name="T2"/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4" draw:text-style-name="P4" xml:id="id5" draw:id="id5" draw:layer="layout" svg:width="2.413cm" svg:height="1.651cm" svg:x="4.683cm" svg:y="22.463cm">
          <text:p text:style-name="P2"><text:span text:style-name="T2">closed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layout" draw:type="curve" svg:x1="13.764cm" svg:y1="22.844cm" svg:x2="7.096cm" svg:y2="23.289cm" draw:start-shape="id4" draw:start-glue-point="8" draw:end-shape="id5" draw:end-glue-point="10" svg:d="M13764 22844c0 750-1970 624-2614 548s39-103-4054-103" svg:viewBox="0 0 6669 607">
          <text:p/>
        </draw:connector>
        <draw:custom-shape draw:style-name="gr9" draw:text-style-name="P7" draw:layer="layout" svg:width="4.953cm" svg:height="2.286cm" svg:x="7.35cm" svg:y="22.971cm">
          <text:p text:style-name="P2"><text:span text:style-name="T2">Tally sum goes to</text:span></text:p>
          <text:p text:style-name="P2"><text:span text:style-name="T2">zero in DB</text:span></text:p>
          <text:p text:style-name="P2"><text:span text:style-name="T2">---------------------------</text:span></text:p>
          <text:p text:style-name="P2"><text:span text:style-name="T2"/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4" draw:text-style-name="P8" xml:id="id3" draw:id="id3" draw:layer="layout" svg:width="2.413cm" svg:height="1.651cm" svg:x="16.875cm" svg:y="21.193cm">
          <text:p text:style-name="P2"><text:span text:style-name="T1">userClos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6" draw:layer="layout" svg:width="4.953cm" svg:height="2.286cm" svg:x="5.318cm" svg:y="15.986cm">
          <text:p text:style-name="P2"><text:span text:style-name="T2">Detect user</text:span></text:p>
          <text:p text:style-name="P2"><text:span text:style-name="T2">acceptance</text:span></text:p>
          <text:p text:style-name="P2"><text:span text:style-name="T2">---------------------------</text:span></text:p>
          <text:p text:style-name="P2"><text:span text:style-name="T2">Notify peer</text:span></text:p>
          <text:p text:style-name="P2"><text:span text:style-name="T2">Status = open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8" draw:text-style-name="P6" draw:layer="layout" svg:width="4.953cm" svg:height="2.286cm" svg:x="9.001cm" svg:y="12.684cm">
          <text:p text:style-name="P2"><text:span text:style-name="T2">Peer sends</text:span></text:p>
          <text:p text:style-name="P2"><text:span text:style-name="T2">Modified offer</text:span></text:p>
          <text:p text:style-name="P2"><text:span text:style-name="T2">---------------------------</text:span></text:p>
          <text:p text:style-name="P2"><text:span text:style-name="T2">Notify user</text:span></text:p>
          <text:p text:style-name="P2"><text:span text:style-name="T2">Update DB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1" draw:text-style-name="P1" draw:layer="layout" draw:type="curve" svg:x1="3.921cm" svg:y1="12.494cm" svg:x2="17.764cm" svg:y2="6.017cm" draw:start-shape="id2" draw:start-glue-point="10" draw:end-shape="id9" draw:end-glue-point="6" svg:d="M3921 12494c10380 0 3459-6477 13843-6477" svg:viewBox="0 0 13844 6478">
          <text:p/>
        </draw:connector>
        <draw:custom-shape draw:style-name="gr9" draw:text-style-name="P7" draw:layer="layout" svg:width="4.953cm" svg:height="2.286cm" svg:x="12.176cm" svg:y="5.191cm">
          <text:p text:style-name="P2"><text:span text:style-name="T2">User modifies</text:span></text:p>
          <text:p text:style-name="P2"><text:span text:style-name="T2">tally in DB</text:span></text:p>
          <text:p text:style-name="P2"><text:span text:style-name="T2">---------------------------</text:span></text:p>
          <text:p text:style-name="P2"><text:span text:style-name="T2"/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4" draw:text-style-name="P8" xml:id="id10" draw:id="id10" draw:layer="layout" svg:width="2.413cm" svg:height="1.651cm" svg:x="8.239cm" svg:y="6.334cm">
          <text:p text:style-name="P2"><text:span text:style-name="T1">userVoi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layout" draw:type="curve" svg:x1="9.446cm" svg:y1="6.334cm" svg:x2="10.407cm" svg:y2="2.682cm" draw:start-shape="id10" draw:start-glue-point="4" draw:end-shape="id6" draw:end-glue-point="7" svg:d="M9446 6334c0-2574 961-748 961-3652" svg:viewBox="0 0 962 3653">
          <text:p/>
        </draw:connector>
        <draw:connector draw:style-name="gr1" draw:text-style-name="P1" draw:layer="layout" draw:type="curve" svg:x1="3.568cm" svg:y1="11.909cm" svg:x2="8.592cm" svg:y2="7.744cm" draw:start-shape="id2" draw:start-glue-point="11" draw:end-shape="id10" draw:end-glue-point="7" svg:d="M3568 11909c0-3126 5024-1044 5024-4165" svg:viewBox="0 0 5025 4166">
          <text:p/>
        </draw:connector>
        <draw:custom-shape draw:style-name="gr8" draw:text-style-name="P6" draw:layer="layout" svg:width="4.953cm" svg:height="2.286cm" svg:x="5.826cm" svg:y="3.286cm">
          <text:p text:style-name="P2"><text:span text:style-name="T2">Detect user refuse</text:span></text:p>
          <text:p text:style-name="P2"><text:span text:style-name="T2">---------------------------</text:span></text:p>
          <text:p text:style-name="P2"><text:span text:style-name="T2">Notify peer</text:span></text:p>
          <text:p text:style-name="P2"><text:span text:style-name="T2">Status = void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9" draw:text-style-name="P7" draw:layer="layout" svg:width="4.953cm" svg:height="2.286cm" svg:x="3.921cm" svg:y="9.001cm">
          <text:p text:style-name="P2"><text:span text:style-name="T2">User requests</text:span></text:p>
          <text:p text:style-name="P2"><text:span text:style-name="T2">void in DB</text:span></text:p>
          <text:p text:style-name="P2"><text:span text:style-name="T2">---------------------------</text:span></text:p>
          <text:p text:style-name="P2"><text:span text:style-name="T2"/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g>
          <draw:custom-shape draw:style-name="gr10" draw:text-style-name="P9" draw:layer="layout" svg:width="0.635cm" svg:height="0.635cm" svg:x="0.873cm" svg:y="25.0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0" draw:layer="layout" svg:width="0.635cm" svg:height="0.635cm" svg:x="0.873cm" svg:y="25.89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2" draw:text-style-name="P5" draw:layer="layout" svg:width="6.814cm" svg:height="2.155cm" svg:x="1.679cm" svg:y="25.007cm">
            <draw:text-box>
              <text:p>Client/user initiated</text:p>
              <text:p>Server/peer initiated</text:p>
            </draw:text-box>
          </draw:frame>
        </draw:g>
      </draw:page>
      <draw:page draw:name="page2" draw:style-name="dp1" draw:master-page-name="Default">
        <draw:connector draw:style-name="gr1" draw:text-style-name="P1" draw:layer="layout" draw:type="curve" draw:line-skew="2.219cm -1.752cm" svg:x1="7.223cm" svg:y1="15.034cm" svg:x2="2.207cm" svg:y2="6.334cm" draw:start-shape="id11" draw:start-glue-point="10" draw:end-shape="id12" draw:end-glue-point="4" svg:d="M7223 15034c4078 0 3398-5478 1125-8498s-6141-3584-6141-202" svg:viewBox="0 0 7964 11009">
          <text:p/>
        </draw:connector>
        <draw:connector draw:style-name="gr13" draw:text-style-name="P1" draw:layer="layout" draw:type="curve" svg:x1="7.223cm" svg:y1="15.034cm" svg:x2="9.192cm" svg:y2="18.907cm" draw:start-shape="id11" draw:start-glue-point="10" draw:end-shape="id13" draw:end-glue-point="4" svg:d="M7223 15034c1313 0 1969 1291 1969 3873" svg:viewBox="0 0 1970 3874">
          <text:p/>
        </draw:connector>
        <draw:connector draw:style-name="gr1" draw:text-style-name="P1" draw:layer="layout" draw:type="curve" svg:x1="7.16cm" svg:y1="10.906cm" svg:x2="6.017cm" svg:y2="14.208cm" draw:start-shape="id14" draw:start-glue-point="8" draw:end-shape="id11" draw:end-glue-point="4" svg:d="M7160 10906c0 2475-1143 824-1143 3302" svg:viewBox="0 0 1144 3303">
          <text:p/>
        </draw:connector>
        <draw:connector draw:style-name="gr1" draw:text-style-name="P1" draw:layer="layout" draw:type="curve" draw:line-skew="5.08cm" svg:x1="11.478cm" svg:y1="4.175cm" svg:x2="14.526cm" svg:y2="23.098cm" draw:start-shape="id15" draw:start-glue-point="8" draw:end-shape="id16" draw:end-glue-point="4" svg:d="M11478 4175c0 21810 3048 12349 3048 18923" svg:viewBox="0 0 3049 18924">
          <text:p/>
        </draw:connector>
        <draw:connector draw:style-name="gr1" draw:text-style-name="P1" draw:layer="layout" draw:type="curve" svg:x1="18.971cm" svg:y1="8.366cm" svg:x2="19.098cm" svg:y2="13.573cm" draw:start-shape="id17" draw:start-glue-point="8" draw:end-shape="id18" draw:end-glue-point="4" svg:d="M18971 8366c0 3903 127 1300 127 5207" svg:viewBox="0 0 128 5208">
          <text:p/>
        </draw:connector>
        <draw:connector draw:style-name="gr1" draw:text-style-name="P1" draw:layer="layout" draw:type="curve" svg:x1="9.192cm" svg:y1="20.558cm" svg:x2="3.413cm" svg:y2="22.273cm" draw:start-shape="id13" draw:start-glue-point="8" draw:end-shape="id19" draw:end-glue-point="10" svg:d="M9192 20558c0 1144-1926 1715-5779 1715" svg:viewBox="0 0 5780 1716">
          <text:p/>
        </draw:connector>
        <draw:custom-shape draw:style-name="gr14" draw:text-style-name="P11" xml:id="id15" draw:id="id15" draw:layer="layout" svg:width="2.667cm" svg:height="1.524cm" svg:x="10.144cm" svg:y="2.651cm">
          <text:p text:style-name="P2"><text:span text:style-name="T1">No Chi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layout" draw:type="curve" svg:x1="10.144cm" svg:y1="3.413cm" svg:x2="2.207cm" svg:y2="6.334cm" draw:start-shape="id15" draw:start-glue-point="6" draw:end-shape="id12" draw:end-glue-point="4" svg:d="M10144 3413c-5292 0-7937 973-7937 2921" svg:viewBox="0 0 7938 2922">
          <text:p/>
        </draw:connector>
        <draw:frame draw:style-name="gr15" draw:text-style-name="P5" draw:layer="layout" svg:width="8.892cm" svg:height="0.962cm" svg:x="1.254cm" svg:y="1.381cm">
          <draw:text-box>
            <text:p>Chit State Diagram</text:p>
          </draw:text-box>
        </draw:frame>
        <draw:custom-shape draw:style-name="gr16" draw:text-style-name="P12" xml:id="id18" draw:id="id18" draw:layer="layout" svg:width="2.413cm" svg:height="1.651cm" svg:x="17.891cm" svg:y="13.573cm">
          <text:p text:style-name="P2"><text:span text:style-name="T1">userInvoic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layout" draw:type="curve" svg:x1="12.811cm" svg:y1="3.413cm" svg:x2="18.971cm" svg:y2="6.715cm" draw:start-shape="id15" draw:start-glue-point="10" draw:end-shape="id17" draw:end-glue-point="4" svg:d="M12811 3413c4107 0 6160 1100 6160 3302" svg:viewBox="0 0 6161 3303">
          <text:p/>
        </draw:connector>
        <draw:connector draw:style-name="gr1" draw:text-style-name="P1" draw:layer="layout" draw:type="curve" draw:line-skew="0.954cm" svg:x1="19.098cm" svg:y1="15.224cm" svg:x2="14.526cm" svg:y2="23.098cm" draw:start-shape="id18" draw:start-glue-point="8" draw:end-shape="id16" draw:end-glue-point="4" svg:d="M19098 15224c0 7335-4572 3398-4572 7874" svg:viewBox="0 0 4573 7875">
          <text:p/>
        </draw:connector>
        <draw:connector draw:style-name="gr1" draw:text-style-name="P1" draw:layer="layout" draw:type="curve" draw:line-skew="-1.501cm" svg:x1="17.891cm" svg:y1="14.399cm" svg:x2="17.764cm" svg:y2="7.541cm" draw:start-shape="id18" draw:start-glue-point="6" draw:end-shape="id17" draw:end-glue-point="6" svg:d="M17891 14399c-3196 0-3133-6858-127-6858" svg:viewBox="0 0 2390 6859">
          <text:p/>
        </draw:connector>
        <draw:connector draw:style-name="gr1" draw:text-style-name="P1" draw:layer="layout" draw:type="curve" draw:line-skew="0.837cm" svg:x1="19.098cm" svg:y1="15.224cm" svg:x2="13.383cm" svg:y2="15.732cm" draw:start-shape="id18" draw:start-glue-point="8" draw:end-shape="id20" draw:end-glue-point="8" svg:d="M19098 15224c0 2767-5715 2513-5715 508" svg:viewBox="0 0 5716 2046">
          <text:p/>
        </draw:connector>
        <draw:custom-shape draw:style-name="gr16" draw:text-style-name="P12" xml:id="id20" draw:id="id20" draw:layer="layout" svg:width="2.413cm" svg:height="1.651cm" svg:x="12.176cm" svg:y="14.081cm">
          <text:p text:style-name="P2"><text:span text:style-name="T1">peerDeclin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layout" draw:type="curve" svg:x1="2.207cm" svg:y1="7.985cm" svg:x2="2.207cm" svg:y2="14.208cm" draw:start-shape="id12" draw:start-glue-point="8" draw:end-shape="id21" draw:end-glue-point="4" svg:d="M2207 7985v6223" svg:viewBox="0 0 1 6224">
          <text:p/>
        </draw:connector>
        <draw:custom-shape draw:style-name="gr16" draw:text-style-name="P12" xml:id="id16" draw:id="id16" draw:layer="layout" svg:width="2.413cm" svg:height="1.651cm" svg:x="13.319cm" svg:y="23.098cm">
          <text:p text:style-name="P2"><text:span text:style-name="T1">peerVali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layout" draw:type="curve" draw:line-skew="1.905cm" svg:x1="11.478cm" svg:y1="4.175cm" svg:x2="9.192cm" svg:y2="18.907cm" draw:start-shape="id15" draw:start-glue-point="8" draw:end-shape="id13" draw:end-glue-point="4" svg:d="M11478 4175c0 13905-2286 6539-2286 14732" svg:viewBox="0 0 2287 14733">
          <text:p/>
        </draw:connector>
        <draw:g>
          <draw:custom-shape draw:style-name="gr17" draw:text-style-name="P9" draw:layer="layout" svg:width="0.635cm" svg:height="0.635cm" svg:x="1.254cm" svg:y="25.21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" draw:text-style-name="P10" draw:layer="layout" svg:width="0.635cm" svg:height="0.635cm" svg:x="1.254cm" svg:y="26.0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9" draw:text-style-name="P5" draw:layer="layout" svg:width="6.179cm" svg:height="1.673cm" svg:x="2.06cm" svg:y="25.131cm">
            <draw:text-box>
              <text:p>Client/user initiated</text:p>
              <text:p>Server/peer initiated</text:p>
            </draw:text-box>
          </draw:frame>
        </draw:g>
        <draw:custom-shape draw:style-name="gr16" draw:text-style-name="P12" xml:id="id17" draw:id="id17" draw:layer="layout" svg:width="2.413cm" svg:height="1.651cm" svg:x="17.764cm" svg:y="6.715cm">
          <text:p text:style-name="P2"><text:span text:style-name="T1">userReques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2" xml:id="id12" draw:id="id12" draw:layer="layout" svg:width="2.413cm" svg:height="1.651cm" svg:x="1cm" svg:y="6.334cm">
          <text:p text:style-name="P2"><text:span text:style-name="T1">peerInvoic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2" xml:id="id21" draw:id="id21" draw:layer="layout" svg:width="2.413cm" svg:height="1.651cm" svg:x="1cm" svg:y="14.208cm">
          <text:p text:style-name="P2"><text:span text:style-name="T1">userAgre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2" xml:id="id13" draw:id="id13" draw:layer="layout" svg:width="2.413cm" svg:height="1.651cm" svg:x="7.985cm" svg:y="18.907cm">
          <text:p text:style-name="P2"><text:span text:style-name="T1">userDraf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layout" draw:type="curve" draw:line-skew="0.629cm" svg:x1="13.383cm" svg:y1="14.081cm" svg:x2="18.117cm" svg:y2="6.956cm" draw:start-shape="id20" draw:start-glue-point="4" draw:end-shape="id17" draw:end-glue-point="5" svg:d="M13383 14081c0-10860 4734-7297 4734-7125" svg:viewBox="0 0 4735 7820">
          <text:p/>
        </draw:connector>
        <draw:connector draw:style-name="gr1" draw:text-style-name="P1" draw:layer="layout" draw:type="curve" svg:x1="3.413cm" svg:y1="7.16cm" svg:x2="7.16cm" svg:y2="9.255cm" draw:start-shape="id12" draw:start-glue-point="10" draw:end-shape="id14" draw:end-glue-point="4" svg:d="M3413 7160c2498 0 3747 698 3747 2095" svg:viewBox="0 0 3748 2096">
          <text:p/>
        </draw:connector>
        <draw:custom-shape draw:style-name="gr20" draw:text-style-name="P13" draw:layer="layout" svg:width="4.064cm" svg:height="2.032cm" svg:x="14.97cm" svg:y="3.159cm">
          <text:p text:style-name="P2"><text:span text:style-name="T1">User creates pay</text:span></text:p>
          <text:p text:style-name="P2"><text:span text:style-name="T1">Request in DB</text:span></text:p>
          <text:p text:style-name="P2"><text:span text:style-name="T1">--------------------</text:span></text:p>
          <text:p text:style-name="P2"><text:span text:style-name="T1">Request: userReques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4" draw:layer="layout" svg:width="4.064cm" svg:height="2.286cm" svg:x="16.526cm" svg:y="9.001cm">
          <text:p text:style-name="P2"><text:span text:style-name="T1">DB Event: userRequest</text:span></text:p>
          <text:p text:style-name="P2"><text:span text:style-name="T1">--------------------</text:span></text:p>
          <text:p text:style-name="P2"><text:span text:style-name="T1">Send chit to partner</text:span></text:p>
          <text:p text:style-name="P2"><text:span text:style-name="T1">Action: peerInvoi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4" draw:layer="layout" svg:width="4.064cm" svg:height="2.286cm" svg:x="3.282cm" svg:y="3.019cm">
          <text:p text:style-name="P2"><text:span text:style-name="T1">Receive chit request</text:span></text:p>
          <text:p text:style-name="P2"><text:span text:style-name="T1">Action: peerInvoice</text:span></text:p>
          <text:p text:style-name="P2"><text:span text:style-name="T1">--------------------</text:span></text:p>
          <text:p text:style-name="P2"><text:span text:style-name="T1">Store chit</text:span></text:p>
          <text:p text:style-name="P2"><text:span text:style-name="T1">Notify my us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3" draw:layer="layout" svg:width="3.937cm" svg:height="1.651cm" svg:x="1cm" svg:y="9.382cm">
          <text:p text:style-name="P2"><text:span text:style-name="T1">User signs chit in DB</text:span></text:p>
          <text:p text:style-name="P2"><text:span text:style-name="T1">--------------------</text:span></text:p>
          <text:p text:style-name="P2"><text:span text:style-name="T1">Request: userAgre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4" draw:layer="layout" svg:width="4.064cm" svg:height="2.286cm" svg:x="14.335cm" svg:y="16.113cm">
          <text:p text:style-name="P2"><text:span text:style-name="T1">Receive packet</text:span></text:p>
          <text:p text:style-name="P2"><text:span text:style-name="T1">Action: peerDecline</text:span></text:p>
          <text:p text:style-name="P2"><text:span text:style-name="T1">--------------------</text:span></text:p>
          <text:p text:style-name="P2"><text:span text:style-name="T1">Update chit</text:span></text:p>
          <text:p text:style-name="P2"><text:span text:style-name="T1">Notify us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14" draw:layer="layout" svg:width="4.064cm" svg:height="2.032cm" svg:x="13.827cm" svg:y="11.668cm">
          <text:p text:style-name="P2"><text:span text:style-name="T1">Timed out</text:span></text:p>
          <text:p text:style-name="P2"><text:span text:style-name="T1">No reply from per</text:span></text:p>
          <text:p text:style-name="P2"><text:span text:style-name="T1">--------------------</text:span></text:p>
          <text:p text:style-name="P2"><text:span text:style-name="T1">Request: userReques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3" draw:layer="layout" svg:width="4.064cm" svg:height="2.032cm" svg:x="12.43cm" svg:y="5.445cm">
          <text:p text:style-name="P2"><text:span text:style-name="T1">User modifies pay</text:span></text:p>
          <text:p text:style-name="P2"><text:span text:style-name="T1">Request in DB</text:span></text:p>
          <text:p text:style-name="P2"><text:span text:style-name="T1">--------------------</text:span></text:p>
          <text:p text:style-name="P2"><text:span text:style-name="T1">Request: userReques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4" draw:layer="layout" svg:width="4.064cm" svg:height="2.286cm" svg:x="12.811cm" svg:y="19.161cm">
          <text:p text:style-name="P2"><text:span text:style-name="T1">Receive signed packet</text:span></text:p>
          <text:p text:style-name="P2"><text:span text:style-name="T1">Action: peerValid</text:span></text:p>
          <text:p text:style-name="P2"><text:span text:style-name="T1">--------------------</text:span></text:p>
          <text:p text:style-name="P2"><text:span text:style-name="T1">Update chit</text:span></text:p>
          <text:p text:style-name="P2"><text:span text:style-name="T1">Notify us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3" draw:layer="layout" svg:width="4.064cm" svg:height="2.032cm" svg:x="7.223cm" svg:y="15.986cm">
          <text:p text:style-name="P2"><text:span text:style-name="T1">User creates signed</text:span></text:p>
          <text:p text:style-name="P2"><text:span text:style-name="T1">chit in DB</text:span></text:p>
          <text:p text:style-name="P2"><text:span text:style-name="T1">--------------------</text:span></text:p>
          <text:p text:style-name="P2"><text:span text:style-name="T1">Request: userDraf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4" draw:layer="layout" svg:width="4.064cm" svg:height="2.286cm" svg:x="4.937cm" svg:y="21.066cm">
          <text:p text:style-name="P2"><text:span text:style-name="T1">DB Event: userDraft</text:span></text:p>
          <text:p text:style-name="P2"><text:span text:style-name="T1">--------------------</text:span></text:p>
          <text:p text:style-name="P2"><text:span text:style-name="T1">Send chit to partner</text:span></text:p>
          <text:p text:style-name="P2"><text:span text:style-name="T1">Action: peerVal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13" draw:layer="layout" svg:width="3.768cm" svg:height="1.905cm" svg:x="4.429cm" svg:y="6.588cm">
          <text:p text:style-name="P2"><text:span text:style-name="T1">User declines in DB</text:span></text:p>
          <text:p text:style-name="P2"><text:span text:style-name="T1">--------------------</text:span></text:p>
          <text:p text:style-name="P2"><text:span text:style-name="T1">Request: userDeclin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2" xml:id="id14" draw:id="id14" draw:layer="layout" svg:width="2.413cm" svg:height="1.651cm" svg:x="5.953cm" svg:y="9.255cm">
          <text:p text:style-name="P2"><text:span text:style-name="T1">userDeclin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4" draw:layer="layout" svg:width="4.064cm" svg:height="1.905cm" svg:x="4.81cm" svg:y="11.414cm">
          <text:p text:style-name="P2"><text:span text:style-name="T1">DB event: userDecline</text:span></text:p>
          <text:p text:style-name="P2"><text:span text:style-name="T1">--------------------</text:span></text:p>
          <text:p text:style-name="P2"><text:span text:style-name="T1">Transmit to partner</text:span></text:p>
          <text:p text:style-name="P2"><text:span text:style-name="T1">Action: peerDeclin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" draw:text-style-name="P1" draw:layer="layout" draw:type="curve" svg:x1="2.207cm" svg:y1="15.859cm" svg:x2="2.207cm" svg:y2="21.447cm" draw:start-shape="id21" draw:start-glue-point="8" draw:end-shape="id19" draw:end-glue-point="4" svg:d="M2207 15859v5588" svg:viewBox="0 0 1 5589">
          <text:p/>
        </draw:connector>
        <draw:custom-shape draw:style-name="gr21" draw:text-style-name="P14" draw:layer="layout" svg:width="4.064cm" svg:height="2.286cm" svg:x="1cm" svg:y="17.383cm">
          <text:p text:style-name="P2"><text:span text:style-name="T1">DB Event: userAgree</text:span></text:p>
          <text:p text:style-name="P2"><text:span text:style-name="T1">--------------------</text:span></text:p>
          <text:p text:style-name="P2"><text:span text:style-name="T1">Send chit to partner</text:span></text:p>
          <text:p text:style-name="P2"><text:span text:style-name="T1">Action: peerVal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2" xml:id="id19" draw:id="id19" draw:layer="layout" svg:width="2.413cm" svg:height="1.651cm" svg:x="1cm" svg:y="21.447cm">
          <text:p text:style-name="P2"><text:span text:style-name="T1">userVali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2" xml:id="id11" draw:id="id11" draw:layer="layout" svg:width="2.413cm" svg:height="1.651cm" svg:x="4.81cm" svg:y="14.208cm">
          <text:p text:style-name="P2"><text:span text:style-name="T1">userVoi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3" draw:style-name="dp1" draw:master-page-name="Default">
        <draw:connector draw:style-name="gr1" draw:text-style-name="P1" draw:layer="layout" draw:type="curve" svg:x1="13.7cm" svg:y1="11.986cm" svg:x2="6.743cm" svg:y2="12.036cm" draw:start-shape="id22" draw:start-glue-point="6" draw:end-shape="id23" draw:end-glue-point="11" svg:d="M13700 11986c-4954 0-4128-347-4629-614s-2328-452-2328 664" svg:viewBox="0 0 6958 868">
          <text:p/>
        </draw:connector>
        <draw:connector draw:style-name="gr1" draw:text-style-name="P1" draw:layer="layout" draw:type="curve" svg:x1="16.113cm" svg:y1="11.986cm" svg:x2="18.844cm" svg:y2="18.399cm" draw:start-shape="id22" draw:start-glue-point="10" draw:end-shape="id24" draw:end-glue-point="4" svg:d="M16113 11986c1821 0 2731 2137 2731 6413" svg:viewBox="0 0 2732 6414">
          <text:p/>
        </draw:connector>
        <draw:connector draw:style-name="gr1" draw:text-style-name="P1" draw:layer="layout" draw:type="curve" svg:x1="12.494cm" svg:y1="21.32cm" svg:x2="15.76cm" svg:y2="12.57cm" draw:start-shape="id25" draw:start-glue-point="4" draw:end-shape="id22" draw:end-glue-point="9" svg:d="M12494 21320c0-6384 3266-2009 3266-8750" svg:viewBox="0 0 3267 8751">
          <text:p/>
        </draw:connector>
        <draw:custom-shape draw:style-name="gr14" draw:text-style-name="P11" xml:id="id26" draw:id="id26" draw:layer="layout" svg:width="2.667cm" svg:height="1.524cm" svg:x="11.033cm" svg:y="3.921cm">
          <text:p text:style-name="P2"><text:span text:style-name="T1">No Path Quer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layout" draw:type="curve" svg:x1="12.367cm" svg:y1="5.445cm" svg:x2="14.907cm" svg:y2="11.16cm" draw:start-shape="id26" draw:start-glue-point="8" draw:end-shape="id22" draw:end-glue-point="4" svg:d="M12367 5445c0 4284 2540 1427 2540 5715" svg:viewBox="0 0 2541 5716">
          <text:p/>
        </draw:connector>
        <draw:frame draw:style-name="gr15" draw:text-style-name="P5" draw:layer="layout" svg:width="8.892cm" svg:height="0.962cm" svg:x="1.254cm" svg:y="1.381cm">
          <draw:text-box>
            <text:p>Pathways State Diagram</text:p>
          </draw:text-box>
        </draw:frame>
        <draw:custom-shape draw:style-name="gr16" draw:text-style-name="P12" xml:id="id24" draw:id="id24" draw:layer="layout" svg:width="2.413cm" svg:height="1.651cm" svg:x="17.637cm" svg:y="18.399cm">
          <text:p text:style-name="P2"><text:span text:style-name="T1">ope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layout" draw:type="curve" svg:x1="13.7cm" svg:y1="4.683cm" svg:x2="15.76cm" svg:y2="11.401cm" draw:start-shape="id26" draw:start-glue-point="10" draw:end-shape="id22" draw:end-glue-point="11" svg:d="M13700 4683c1374 0 2060 2239 2060 6718" svg:viewBox="0 0 2061 6719">
          <text:p/>
        </draw:connector>
        <draw:connector draw:style-name="gr1" draw:text-style-name="P1" draw:layer="layout" draw:type="curve" svg:x1="17.637cm" svg:y1="19.225cm" svg:x2="13.7cm" svg:y2="22.273cm" draw:start-shape="id24" draw:start-glue-point="6" draw:end-shape="id25" draw:end-glue-point="10" svg:d="M17637 19225c-2955 0-987 3048-3937 3048" svg:viewBox="0 0 3938 3049">
          <text:p/>
        </draw:connector>
        <draw:custom-shape draw:style-name="gr16" draw:text-style-name="P12" xml:id="id28" draw:id="id28" draw:layer="layout" svg:width="2.413cm" svg:height="1.651cm" svg:x="7.858cm" svg:y="18.653cm">
          <text:p text:style-name="P2"><text:span text:style-name="T1">pathNegative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1" draw:text-style-name="P1" draw:layer="layout" draw:type="curve" svg:x1="4.683cm" svg:y1="12.621cm" svg:x2="4.493cm" svg:y2="9.763cm" draw:start-shape="id23" draw:start-glue-point="6" draw:end-shape="id27" draw:end-glue-point="8" svg:d="M4683 12621c-754 0-629-922-488-1256s298-80 298-1602" svg:viewBox="0 0 595 2859">
          <text:p/>
        </draw:connector>
        <draw:custom-shape draw:style-name="gr26" draw:text-style-name="P12" xml:id="id25" draw:id="id25" draw:layer="layout" svg:width="2.413cm" svg:height="1.905cm" svg:x="11.287cm" svg:y="21.32cm">
          <text:p text:style-name="P2"><text:span text:style-name="T1">pathStal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17" draw:text-style-name="P9" draw:layer="layout" svg:width="0.635cm" svg:height="0.635cm" svg:x="1.254cm" svg:y="25.21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" draw:text-style-name="P10" draw:layer="layout" svg:width="0.635cm" svg:height="0.635cm" svg:x="1.254cm" svg:y="26.0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9" draw:text-style-name="P5" draw:layer="layout" svg:width="5.925cm" svg:height="1.673cm" svg:x="2.06cm" svg:y="25.131cm">
            <draw:text-box>
              <text:p>Locally generated</text:p>
              <text:p>Peer generated</text:p>
            </draw:text-box>
          </draw:frame>
        </draw:g>
        <draw:custom-shape draw:style-name="gr16" draw:text-style-name="P12" xml:id="id22" draw:id="id22" draw:layer="layout" svg:width="2.413cm" svg:height="1.651cm" svg:x="13.7cm" svg:y="11.16cm">
          <text:p text:style-name="P2"><text:span text:style-name="T1">pathReques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2" xml:id="id27" draw:id="id27" draw:layer="layout" svg:width="2.413cm" svg:height="1.651cm" svg:x="3.286cm" svg:y="8.112cm">
          <text:p text:style-name="P2"><text:span text:style-name="T1">retryTim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layout" draw:type="curve" svg:x1="14.907cm" svg:y1="12.811cm" svg:x2="9.918cm" svg:y2="18.894cm" draw:start-shape="id22" draw:start-glue-point="8" draw:end-shape="id28" draw:end-glue-point="11" svg:d="M14907 12811c0 4380-4989 1339-4989 6083" svg:viewBox="0 0 4990 6084">
          <text:p/>
        </draw:connector>
        <draw:connector draw:style-name="gr1" draw:text-style-name="P1" draw:layer="layout" draw:type="curve" draw:line-skew="0cm -5.339cm" svg:x1="11.423cm" svg:y1="4.144cm" svg:x2="11.423cm" svg:y2="5.222cm" draw:start-shape="id26" draw:start-glue-point="5" draw:end-shape="id26" draw:end-glue-point="7" svg:d="M11423 4144c0-1087-6232-725-6232 538s6232 1624 6232 540" svg:viewBox="0 0 6233 2365">
          <text:p/>
        </draw:connector>
        <draw:custom-shape draw:style-name="gr20" draw:text-style-name="P13" draw:layer="layout" svg:width="4.064cm" svg:height="2.032cm" svg:x="14.208cm" svg:y="4.429cm">
          <text:p text:style-name="P2"><text:span text:style-name="T1">Send request to</text:span></text:p>
          <text:p text:style-name="P2"><text:span text:style-name="T1">Immediate peer server</text:span></text:p>
          <text:p text:style-name="P2"><text:span text:style-name="T1">--------------------</text:span></text:p>
          <text:p text:style-name="P2"><text:span text:style-name="T1">Request: pathReques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3" draw:layer="layout" svg:width="3.937cm" svg:height="1.651cm" svg:x="1.127cm" svg:y="10.525cm">
          <text:p text:style-name="P2"><text:span text:style-name="T1">Timeout has expired</text:span></text:p>
          <text:p text:style-name="P2"><text:span text:style-name="T1">--------------------</text:span></text:p>
          <text:p text:style-name="P2"><text:span text:style-name="T1">Inherent state chang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4" draw:layer="layout" svg:width="4.064cm" svg:height="2.286cm" svg:x="7.35cm" svg:y="15.732cm">
          <text:p text:style-name="P2"><text:span text:style-name="T1">Set long timeout</text:span></text:p>
          <text:p text:style-name="P2"><text:span text:style-name="T1">To try again</text:span></text:p>
          <text:p text:style-name="P2"><text:span text:style-name="T1">--------------------</text:span></text:p>
          <text:p text:style-name="P2"><text:span text:style-name="T1">Request: pathNegativ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14" draw:layer="layout" svg:width="4.064cm" svg:height="2.032cm" svg:x="10.525cm" svg:y="6.842cm">
          <text:p text:style-name="P2"><text:span text:style-name="T1">No local path found</text:span></text:p>
          <text:p text:style-name="P2"><text:span text:style-name="T1">Create a stub and query</text:span></text:p>
          <text:p text:style-name="P2"><text:span text:style-name="T1">--------------------</text:span></text:p>
          <text:p text:style-name="P2"><text:span text:style-name="T1">Request: pathReques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3" draw:layer="layout" svg:width="4.064cm" svg:height="2.032cm" svg:x="13.192cm" svg:y="19.415cm">
          <text:p text:style-name="P2"><text:span text:style-name="T1">Path has not been</text:span></text:p>
          <text:p text:style-name="P2"><text:span text:style-name="T1">Used lately</text:span></text:p>
          <text:p text:style-name="P2"><text:span text:style-name="T1">--------------------</text:span></text:p>
          <text:p text:style-name="P2"><text:span text:style-name="T1">Request: userReques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4" draw:layer="layout" svg:width="4.064cm" svg:height="2.286cm" svg:x="16.875cm" svg:y="15.224cm">
          <text:p text:style-name="P2"><text:span text:style-name="T1">Receive affirmative</text:span></text:p>
          <text:p text:style-name="P2"><text:span text:style-name="T1">Action: pathValid</text:span></text:p>
          <text:p text:style-name="P2"><text:span text:style-name="T1">--------------------</text:span></text:p>
          <text:p text:style-name="P2"><text:span text:style-name="T1">Request: ope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14" draw:layer="layout" svg:width="4.572cm" svg:height="2.286cm" svg:x="2.778cm" svg:y="3.54cm">
          <text:p text:style-name="P2"><text:span text:style-name="T1">Receive path query</text:span></text:p>
          <text:p text:style-name="P2"><text:span text:style-name="T1">From peer server</text:span></text:p>
          <text:p text:style-name="P2"><text:span text:style-name="T1">--------------------</text:span></text:p>
          <text:p text:style-name="P2"><text:span text:style-name="T1">Local pathway(s) found</text:span></text:p>
          <text:p text:style-name="P2"><text:span text:style-name="T1">Return affirmative to pe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13" draw:layer="layout" svg:width="3.768cm" svg:height="1.905cm" svg:x="8.281cm" svg:y="11.16cm">
          <text:p text:style-name="P2"><text:span text:style-name="T1">Request times out</text:span></text:p>
          <text:p text:style-name="P2"><text:span text:style-name="T1">--------------------</text:span></text:p>
          <text:p text:style-name="P2"><text:span text:style-name="T1">Inherent state chang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14" draw:layer="layout" svg:width="4.064cm" svg:height="1.905cm" svg:x="11.541cm" svg:y="17.002cm">
          <text:p text:style-name="P2"><text:span text:style-name="T1">Receive negative</text:span></text:p>
          <text:p text:style-name="P2"><text:span text:style-name="T1">--------------------</text:span></text:p>
          <text:p text:style-name="P2"><text:span text:style-name="T1">Transmit to partner</text:span></text:p>
          <text:p text:style-name="P2"><text:span text:style-name="T1">Action: peerDeclin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" draw:text-style-name="P1" draw:layer="layout" draw:type="curve" svg:x1="5.699cm" svg:y1="8.938cm" svg:x2="14.053cm" svg:y2="11.401cm" draw:start-shape="id27" draw:start-glue-point="10" draw:end-shape="id22" draw:end-glue-point="5" svg:d="M5699 8938c5570 0 8354 821 8354 2463" svg:viewBox="0 0 8355 2464">
          <text:p/>
        </draw:connector>
        <draw:custom-shape draw:style-name="gr21" draw:text-style-name="P14" draw:layer="layout" svg:width="4.064cm" svg:height="2.286cm" svg:x="5.953cm" svg:y="7.858cm">
          <text:p text:style-name="P2"><text:span text:style-name="T1">Time to retry</text:span></text:p>
          <text:p text:style-name="P2"><text:span text:style-name="T1">--------------------</text:span></text:p>
          <text:p text:style-name="P2"><text:span text:style-name="T1">Send repeat query </text:span></text:p>
          <text:p text:style-name="P2"><text:span text:style-name="T1">To peer serv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14" draw:layer="layout" svg:width="4.064cm" svg:height="2.286cm" svg:x="2.27cm" svg:y="13.827cm">
          <text:p text:style-name="P2"><text:span text:style-name="T1">Time to retry</text:span></text:p>
          <text:p text:style-name="P2"><text:span text:style-name="T1">--------------------</text:span></text:p>
          <text:p text:style-name="P2"><text:span text:style-name="T1">Send repeat query</text:span></text:p>
          <text:p text:style-name="P2"><text:span text:style-name="T1">To peer server</text:span></text:p>
          <draw:enhanced-geometry svg:viewBox="0 0 21600 21600" draw:path-stretchpoint-x="10800" draw:path-stretchpoint-y="10800" draw:text-areas="?f3 ?f4 ?f5 ?f6" draw:mirror-vertical="false" draw:mirror-horizont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2" xml:id="id23" draw:id="id23" draw:layer="layout" svg:width="2.413cm" svg:height="1.651cm" svg:x="4.683cm" svg:y="11.795cm">
          <text:p text:style-name="P2"><text:span text:style-name="T1">pathUnfoun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layout" draw:type="curve" draw:line-skew="2.238cm" svg:x1="19.697cm" svg:y1="19.809cm" svg:x2="18.844cm" svg:y2="20.05cm" draw:start-shape="id24" draw:start-glue-point="9" draw:end-shape="id24" draw:end-glue-point="8" svg:d="M19697 19809c0 4468-853 4348-853 241" svg:viewBox="0 0 854 3337">
          <text:p/>
        </draw:connector>
        <draw:custom-shape draw:style-name="gr20" draw:text-style-name="P13" draw:layer="layout" svg:width="4.064cm" svg:height="2.032cm" svg:x="17.002cm" svg:y="21.955cm">
          <text:p text:style-name="P2"><text:span text:style-name="T1">Lift occurs along</text:span></text:p>
          <text:p text:style-name="P2"><text:span text:style-name="T1">This pathway</text:span></text:p>
          <text:p text:style-name="P2"><text:span text:style-name="T1">--------------------</text:span></text:p>
          <text:p text:style-name="P2"><text:span text:style-name="T1">Refresh timestam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" draw:text-style-name="P1" draw:layer="layout" draw:type="curve" svg:x1="2.969cm" svg:y1="16.367cm" svg:x2="14.053cm" svg:y2="12.57cm" draw:start-shape="id29" draw:start-glue-point="4" draw:end-shape="id22" draw:end-glue-point="7" svg:d="M2969 16367c0-2668 11084-770 11084-3797" svg:viewBox="0 0 11085 3798">
          <text:p/>
        </draw:connector>
        <draw:custom-shape draw:style-name="gr16" draw:text-style-name="P12" xml:id="id29" draw:id="id29" draw:layer="layout" svg:width="2.413cm" svg:height="1.651cm" svg:x="1.762cm" svg:y="16.367cm">
          <text:p text:style-name="P2"><text:span text:style-name="T1">retryTim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layout" draw:type="curve" svg:x1="7.858cm" svg:y1="19.479cm" svg:x2="4.175cm" svg:y2="17.193cm" draw:start-shape="id28" draw:start-glue-point="6" draw:end-shape="id29" draw:end-glue-point="10" svg:d="M7858 19479c-2764 0-923-2286-3683-2286" svg:viewBox="0 0 3684 2287">
          <text:p/>
        </draw:connector>
        <draw:custom-shape draw:style-name="gr22" draw:text-style-name="P13" draw:layer="layout" svg:width="3.937cm" svg:height="1.651cm" svg:x="3.286cm" svg:y="18.399cm">
          <text:p text:style-name="P2"><text:span text:style-name="T1">Timeout has expired</text:span></text:p>
          <text:p text:style-name="P2"><text:span text:style-name="T1">--------------------</text:span></text:p>
          <text:p text:style-name="P2"><text:span text:style-name="T1">Inherent state chang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02T15:08:55.596117271</meta:creation-date>
    <dc:date>2019-11-05T11:43:13.571924890</dc:date>
    <meta:editing-duration>PT2H58M44S</meta:editing-duration>
    <meta:editing-cycles>27</meta:editing-cycles>
    <meta:generator>LibreOffice/6.2.0.3$MacOSX_X86_64 LibreOffice_project/98c6a8a1c6c7b144ce3cc729e34964b47ce25d62</meta:generator>
    <meta:document-statistic meta:object-count="130"/>
  </office:meta>
</office:document-meta>
</file>